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90400000BFEF73CD72B.svm"/>
  <manifest:file-entry manifest:media-type="" manifest:full-path="Pictures/2000000700002374000007583D7A569F.svm"/>
  <manifest:file-entry manifest:media-type="" manifest:full-path="Pictures/20000007000017AC000008B0AFEBB2A9.svm"/>
  <manifest:file-entry manifest:media-type="" manifest:full-path="Pictures/2000000700000BE400000CB7D5ECDD0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Tahoma" svg:font-family="Tahoma, Verdana, Arial, Helvetica, sans-serif"/>
    <style:font-face style:name="Times New Roman1" svg:font-family="'Times New Roman', serif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1.251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50%" fo:text-indent="1.249cm" style:auto-text-indent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Courier New" fo:font-size="9pt" style:font-size-asian="9pt" style:font-name-complex="Courier New2" style:font-size-complex="9pt"/>
    </style:style>
    <style:style style:name="P8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1" style:font-size-asian="9pt" style:font-name-complex="Consolas1" style:font-size-complex="9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end" style:justify-single-word="false"/>
    </style:style>
    <style:style style:name="P13" style:family="paragraph" style:parent-style-name="Standard">
      <style:paragraph-properties fo:line-height="150%"/>
      <style:text-properties style:font-name="Courier New1" fo:font-size="9pt" style:font-size-asian="9pt" style:font-size-complex="9pt"/>
    </style:style>
    <style:style style:name="P14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15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fo:line-height="150%" fo:text-indent="1.249c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1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</style:style>
    <style:style style:name="P22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3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</style:style>
    <style:style style:name="P2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25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</style:style>
    <style:style style:name="P26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</style:style>
    <style:style style:name="P27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</style:style>
    <style:style style:name="P28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29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30" style:family="paragraph" style:parent-style-name="Normal_20__28_Web_29_">
      <style:paragraph-properties fo:margin-left="1.251cm" fo:margin-right="0cm" fo:margin-top="0.176cm" fo:margin-bottom="0cm" fo:line-height="150%" fo:text-align="justify" style:justify-single-word="false" fo:text-indent="1.247cm" style:auto-text-indent="false"/>
      <style:text-properties style:font-name="Times New Roman" fo:font-size="14pt" style:font-size-asian="14pt" style:font-size-complex="14pt"/>
    </style:style>
    <style:style style:name="P31" style:family="paragraph" style:parent-style-name="List_20_Paragraph">
      <style:paragraph-properties fo:margin-left="1.251cm" fo:margin-right="0cm" fo:line-height="150%" fo:text-align="justify" style:justify-single-word="false" fo:text-indent="1.247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style:font-name="Times New Roman" fo:font-size="14pt" style:font-size-asian="14pt" style:font-name-complex="Times New Roman2" style:font-size-complex="14pt"/>
    </style:style>
    <style:style style:name="T6" style:family="text"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T7" style:family="text">
      <style:text-properties fo:color="#000000" style:font-name="Times New Roman" fo:font-size="14pt" fo:font-style="italic" style:font-size-asian="14pt" style:font-style-asian="italic" style:font-name-complex="Times New Roman2" style:font-size-complex="14pt"/>
    </style:style>
    <style:style style:name="T8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9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10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T11" style:family="text">
      <style:text-properties fo:color="#000000" style:font-name="Times New Roman" fo:font-size="14pt" fo:language="ru" fo:country="RU" style:font-size-asian="14pt" style:font-name-complex="Times New Roman2" style:font-size-complex="14pt"/>
    </style:style>
    <style:style style:name="T12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T13" style:family="text">
      <style:text-properties fo:color="#000000" style:font-name="Consolas" fo:font-size="9.5pt" style:font-size-asian="9.5pt" style:font-name-complex="Consolas2" style:font-size-complex="9.5pt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fo:language="ru" fo:country="RU"/>
    </style:style>
    <style:style style:name="T16" style:family="text">
      <style:text-properties fo:color="#000000" fo:font-style="italic" style:text-underline-style="solid" style:text-underline-width="auto" style:text-underline-color="font-color" style:font-style-asian="italic" style:font-name-complex="Times New Roman2" style:font-weight-complex="bold"/>
    </style:style>
    <style:style style:name="T17" style:family="text">
      <style:text-properties fo:color="#000000" style:font-name-complex="Times New Roman2" style:font-weight-complex="bold"/>
    </style:style>
    <style:style style:name="T18" style:family="text">
      <style:text-properties fo:color="#000000" style:font-name="Times New Roman" fo:font-size="14pt" fo:font-style="normal" style:font-size-asian="14pt" style:font-style-asian="normal" style:font-name-complex="Times New Roman2" style:font-size-complex="14pt" style:font-style-complex="normal"/>
    </style:style>
    <style:style style:name="T19" style:family="text">
      <style:text-properties fo:color="#000000" style:font-name-asian="Consolas1" style:font-name-complex="Consolas1"/>
    </style:style>
    <style:style style:name="T20" style:family="text">
      <style:text-properties fo:font-size="14pt" style:font-size-asian="14pt" style:font-size-complex="14pt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color="#0000ff" style:font-name-asian="Consolas1" style:font-name-complex="Consolas1"/>
    </style:style>
    <style:style style:name="T23" style:family="text">
      <style:text-properties fo:color="#2b91af" style:font-name-asian="Consolas1" style:font-name-complex="Consolas1"/>
    </style:style>
    <style:style style:name="T24" style:family="text">
      <style:text-properties fo:color="#a31515" style:font-name-asian="Consolas1" style:font-name-complex="Consola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МИНОБРНАУКИ РОССИИ </text:span></text:p>
      <text:p text:style-name="P23"><text:span text:style-name="T2">Федеральное государственное бюджетное образовательное учреждение </text:span></text:p>
      <text:p text:style-name="P23"><text:span text:style-name="T2">высшего образования «Тульский государственный университет» </text:span></text:p>
      <text:p text:style-name="P23"><text:span text:style-name="T2">Кафедра вычислительной техники </text:span></text:p>
      <text:p text:style-name="P24"/>
      <text:p text:style-name="P23"><text:span text:style-name="T2">Отчет по лабораторной работе №2</text:span></text:p>
      <text:p text:style-name="P23"><text:span text:style-name="T20">Операции в программах на языке C#</text:span></text:p>
      <text:p text:style-name="P23"><text:span text:style-name="T3">Вариант 6</text:span></text:p>
      <text:p text:style-name="P27"><text:span text:style-name="T2">Выполнил студент группы 220682</text:span></text:p>
      <text:p text:style-name="P27"><text:span text:style-name="T2">Гришанов Александр Александрович</text:span></text:p>
      <text:p text:style-name="P29"/>
      <text:p text:style-name="P27"><text:span text:style-name="T2">Проверил:</text:span></text:p>
      <text:p text:style-name="P22">Доц. Афанасьева Светлана Михайловна</text:p>
      <text:p text:style-name="P27"><text:span text:style-name="T2"/></text:p>
      <text:p text:style-name="P28"/>
      <text:p text:style-name="P28"/>
      <text:p text:style-name="P28"/>
      <text:p text:style-name="P26"><text:span text:style-name="T2"><text:s text:c="2"/></text:span></text:p>
      <text:p text:style-name="P24"/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>Тула 2019</text:span></text:p>
      <text:p text:style-name="P23"><text:soft-page-break/><text:span text:style-name="T4"/></text:p>
      <text:p text:style-name="P23"><text:span text:style-name="T4">1. Цель работы</text:span></text:p>
      <text:p text:style-name="P30"><text:span text:style-name="T15">И</text:span><text:span text:style-name="T1">сследовать и изучить кольцевые списки на примере основных процедур. Овладеть навыками написания программ по исследованию основных процедур списковых структур на языке программирования </text:span><text:span text:style-name="T14">C</text:span><text:span text:style-name="T1">#. </text:span></text:p>
      <text:p text:style-name="P15"/>
      <text:p text:style-name="P16"><text:span text:style-name="T6">2. Теоретическая справка</text:span></text:p>
      <text:p text:style-name="P2"><draw:frame draw:style-name="fr1" draw:name="Графический объект1" text:anchor-type="paragraph" svg:width="9.075cm" svg:height="1.88cm" draw:z-index="0"><draw:image xlink:href="Pictures/2000000700002374000007583D7A569F.svm" xlink:type="simple" xlink:show="embed" xlink:actuate="onLoad"/></draw:frame><text:span text:style-name="T17">Как видно на рисунке, список замыкается в своеобразное "кольцо": двигаясь по ссылкам, можно от последнего элемента списка переходить к заглавному элементу. В связи с этим списки подобного рода называют кольцевыми списками.</text:span></text:p>
      <text:p text:style-name="P1">Чтобы закольцевать список необходимо присвоить указателю последнего элемента указатель начала списка (<text:span text:style-name="T21">Ptr</text:span>(<text:span text:style-name="T21">p</text:span>)=<text:span text:style-name="T21">lst</text:span>).</text:p>
      <text:p text:style-name="P1"><text:span text:style-name="T21">Ptr</text:span>(<text:span text:style-name="T21">p</text:span>) - указатель последнего элемента;</text:p>
      <text:p text:style-name="P1"><text:span text:style-name="T21">Lst</text:span> - указатель начала списка.</text:p>
      <text:p text:style-name="P17"><text:span text:style-name="T16"/></text:p>
      <text:p text:style-name="P18"/>
      <text:p text:style-name="P19"><text:span text:style-name="T6">3. Задания</text:span></text:p>
      <text:p text:style-name="P20"><text:span text:style-name="T8">3.1 Задания:</text:span></text:p>
      <text:p text:style-name="P31"><text:span text:style-name="T7">Задание 1: </text:span><text:span text:style-name="T18">Дан список содержащий перечень товаров. Из элементов 1-го списка (товары изготовленные фирмой SONY) создать новый список.</text:span><text:span text:style-name="T7"> </text:span></text:p>
      <text:p text:style-name="P20"><text:span text:style-name="T8">3.</text:span><text:span text:style-name="T9">2</text:span><text:span text:style-name="T8"> Алгоритмы:</text:span></text:p>
      <text:p text:style-name="P20"><text:span text:style-name="T5"><text:tab/></text:span><text:span text:style-name="T11">Для создания нового связанного списка, необходимо создать пустой свянный список той же размерности и перенести значения.</text:span></text:p>
      <text:p text:style-name="P10"><text:soft-page-break/><text:span text:style-name="T5"><text:tab/></text:span><text:span text:style-name="T8">3.3 Тестирование:</text:span></text:p>
      <text:p text:style-name="P10"><text:span text:style-name="T5"><text:tab/><text:tab/></text:span><text:span text:style-name="T7">3.3.1 Тестирование программы для задачи 1</text:span></text:p>
      <text:p text:style-name="P21"><text:span text:style-name="T5">Работает исправно, если не введены буквы вместо цифр.</text:span></text:p>
      <text:p text:style-name="P10"><text:span text:style-name="T5"><text:tab/></text:span></text:p>
      <text:p text:style-name="P11"><text:span text:style-name="T6">Список литературы</text:span></text:p>
      <text:p text:style-name="P10"><text:span text:style-name="T5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5">;</text:span></text:p>
      <text:p text:style-name="P10"><text:span text:style-name="T5">2. Методические указания к лабораторным работам(Электронное пособие).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oft-page-break/><text:span text:style-name="T6">Приложения</text:span></text:p>
      <text:p text:style-name="P12"><text:span text:style-name="T5">Приложение 1.1 </text:span></text:p>
      <text:p text:style-name="P9"><text:span text:style-name="T5">Исходный код задания 1</text:span></text:p>
      <text:p text:style-name="P13"><text:span text:style-name="T22">public</text:span><text:span text:style-name="T19"> </text:span><text:span text:style-name="T22">class</text:span><text:span text:style-name="T19"> </text:span><text:span text:style-name="T23">StOp</text:span><text:span text:style-name="T19"> <text:s text:c="3"/>{</text:span></text:p>
      <text:p text:style-name="P14"><text:span text:style-name="T19"><text:s text:c="8"/></text:span><text:span text:style-name="T22">public</text:span><text:span text:style-name="T19"> List&lt;St&gt; StList = </text:span><text:span text:style-name="T22">new</text:span><text:span text:style-name="T19"> List&lt;St&gt;();</text:span></text:p>
      <text:p text:style-name="P14"><text:span text:style-name="T19"><text:s text:c="8"/></text:span><text:span text:style-name="T22">public</text:span><text:span text:style-name="T19"> </text:span><text:span text:style-name="T22">void</text:span><text:span text:style-name="T19"> Clone(StOp list1, StOp list2) <text:s text:c="7"/>{</text:span></text:p>
      <text:p text:style-name="P14"><text:span text:style-name="T19"><text:s text:c="12"/></text:span><text:span text:style-name="T22">for</text:span><text:span text:style-name="T19"> (</text:span><text:span text:style-name="T22">int</text:span><text:span text:style-name="T19"> i = 0; i &lt; list1.StList.Count(); i++) <text:s text:c="11"/>{</text:span></text:p>
      <text:p text:style-name="P14"><text:span text:style-name="T19"><text:s text:c="16"/>list2.StList.Add(</text:span><text:span text:style-name="T22">new</text:span><text:span text:style-name="T19"> St(</text:span><text:span text:style-name="T22">null</text:span><text:span text:style-name="T19">, </text:span><text:span text:style-name="T22">null</text:span><text:span text:style-name="T19">, </text:span><text:span text:style-name="T24">""</text:span><text:span text:style-name="T19">));</text:span></text:p>
      <text:p text:style-name="P8"><text:s text:c="16"/>list2.StList[i].val = list1.StList[i].val; <text:s text:c="11"/>}</text:p>
      <text:p text:style-name="P8"><text:s text:c="12"/>list2.Sybm(list2); <text:s text:c="7"/>}</text:p>
      <text:p text:style-name="P14"><text:span text:style-name="T19"><text:s text:c="8"/></text:span><text:span text:style-name="T22">public</text:span><text:span text:style-name="T19"> </text:span><text:span text:style-name="T22">void</text:span><text:span text:style-name="T19"> CreateRoundSymbList(StOp listN) <text:s text:c="7"/>{</text:span></text:p>
      <text:p text:style-name="P14"><text:span text:style-name="T19"><text:s text:c="12"/></text:span><text:span text:style-name="T22">int</text:span><text:span text:style-name="T19"> count_elemants_list1 = 0;</text:span></text:p>
      <text:p text:style-name="P14"><text:span text:style-name="T19"><text:s text:c="12"/>Console.WriteLine(</text:span><text:span text:style-name="T24">"count element:"</text:span><text:span text:style-name="T19">);</text:span></text:p>
      <text:p text:style-name="P8"><text:s text:c="12"/>count_elemants_list1 = Convert.ToInt32(Console.ReadLine());</text:p>
      <text:p text:style-name="P14"><text:span text:style-name="T19"><text:s text:c="12"/></text:span><text:span text:style-name="T22">for</text:span><text:span text:style-name="T19"> (</text:span><text:span text:style-name="T22">int</text:span><text:span text:style-name="T19"> i = 0; i &lt; count_elemants_list1; i++) <text:s text:c="11"/>{</text:span></text:p>
      <text:p text:style-name="P14"><text:span text:style-name="T19"><text:s text:c="16"/>listN.StList.Add(</text:span><text:span text:style-name="T22">new</text:span><text:span text:style-name="T19"> St(</text:span><text:span text:style-name="T22">null</text:span><text:span text:style-name="T19">, </text:span><text:span text:style-name="T22">null</text:span><text:span text:style-name="T19">, </text:span><text:span text:style-name="T24">""</text:span><text:span text:style-name="T19">));</text:span></text:p>
      <text:p text:style-name="P14"><text:span text:style-name="T19"><text:s text:c="16"/>Console.WriteLine(</text:span><text:span text:style-name="T24">$"Val el №</text:span><text:span text:style-name="T19">{i + 1}</text:span><text:span text:style-name="T24">?"</text:span><text:span text:style-name="T19">);</text:span></text:p>
      <text:p text:style-name="P8"><text:s text:c="16"/>listN.StList[i].val = Console.ReadLine(); <text:s text:c="11"/>}</text:p>
      <text:p text:style-name="P14"><text:span text:style-name="T19"><text:s text:c="12"/></text:span><text:span text:style-name="T22">this</text:span><text:span text:style-name="T19">.Sybm(</text:span><text:span text:style-name="T22">this</text:span><text:span text:style-name="T19">); <text:s text:c="7"/>}</text:span></text:p>
      <text:p text:style-name="P14"><text:span text:style-name="T19"><text:s text:c="8"/></text:span><text:span text:style-name="T22">public</text:span><text:span text:style-name="T19"> </text:span><text:span text:style-name="T22">void</text:span><text:span text:style-name="T19"> Sybm(StOp listN) <text:s text:c="7"/>{</text:span></text:p>
      <text:p text:style-name="P14"><text:span text:style-name="T19"><text:s text:c="12"/></text:span><text:span text:style-name="T22">for</text:span><text:span text:style-name="T19"> (</text:span><text:span text:style-name="T22">int</text:span><text:span text:style-name="T19"> i = 0; i &lt; listN.StList.Count(); i++) <text:s text:c="11"/>{</text:span></text:p>
      <text:p text:style-name="P14"><text:span text:style-name="T19"><text:s text:c="16"/></text:span><text:span text:style-name="T22">if</text:span><text:span text:style-name="T19"> (i + 1 == listN.StList.Count()) <text:s text:c="15"/>{</text:span></text:p>
      <text:p text:style-name="P8"><text:s text:c="20"/>listN.StList[i].nex = listN.StList[0];</text:p>
      <text:p text:style-name="P8"><text:s text:c="20"/>listN.StList[i].pre = listN.StList[i - 1]; <text:s text:c="15"/>}</text:p>
      <text:p text:style-name="P14"><text:span text:style-name="T19"><text:s text:c="16"/></text:span><text:span text:style-name="T22">else</text:span><text:span text:style-name="T19"> </text:span><text:span text:style-name="T22">if</text:span><text:span text:style-name="T19"> (i - 1 &lt; 0) <text:s text:c="15"/>{</text:span></text:p>
      <text:p text:style-name="P8"><text:s text:c="20"/>listN.StList[i].nex = listN.StList[i + 1];</text:p>
      <text:p text:style-name="P8"><text:s text:c="20"/>listN.StList[i].pre = listN.StList[listN.StList.Count() - 1<text:span text:style-name="T21">];</text:span> }</text:p>
      <text:p text:style-name="P14"><text:span text:style-name="T19"><text:s text:c="16"/></text:span><text:span text:style-name="T22">else</text:span><text:span text:style-name="T19"> <text:s text:c="15"/>{</text:span></text:p>
      <text:p text:style-name="P8"><text:s text:c="20"/>listN.StList[i].nex = listN.StList[i + 1];</text:p>
      <text:p text:style-name="P8"><text:s text:c="20"/>listN.StList[i].pre = listN.StList[i - 1]; }}}}</text:p>
      <text:p text:style-name="P14"><text:span text:style-name="T19"><text:s text:c="4"/></text:span><text:span text:style-name="T22">public</text:span><text:span text:style-name="T19"> </text:span><text:span text:style-name="T22">class</text:span><text:span text:style-name="T19"> </text:span><text:span text:style-name="T23">St</text:span><text:span text:style-name="T19"> <text:s text:c="3"/>{</text:span></text:p>
      <text:p text:style-name="P14"><text:span text:style-name="T19"><text:s text:c="8"/></text:span><text:span text:style-name="T22">public</text:span><text:span text:style-name="T19"> St nex = </text:span><text:span text:style-name="T22">null</text:span><text:span text:style-name="T19">;</text:span></text:p>
      <text:p text:style-name="P14"><text:span text:style-name="T19"><text:s text:c="8"/></text:span><text:span text:style-name="T22">public</text:span><text:span text:style-name="T19"> St pre = </text:span><text:span text:style-name="T22">null</text:span><text:span text:style-name="T19">;</text:span></text:p>
      <text:p text:style-name="P14"><text:span text:style-name="T19"><text:s text:c="8"/></text:span><text:span text:style-name="T22">public</text:span><text:span text:style-name="T19"> </text:span><text:span text:style-name="T22">string</text:span><text:span text:style-name="T19"> val = </text:span><text:span text:style-name="T24">""</text:span><text:span text:style-name="T19">;</text:span></text:p>
      <text:p text:style-name="P14"><text:span text:style-name="T19"><text:s text:c="8"/></text:span><text:span text:style-name="T22">public</text:span><text:span text:style-name="T19"> </text:span><text:span text:style-name="T23">St</text:span><text:span text:style-name="T19">(St nx, St pr, </text:span><text:span text:style-name="T22">string</text:span><text:span text:style-name="T19"> v) <text:s text:c="7"/>{</text:span></text:p>
      <text:p text:style-name="P8"><text:s text:c="12"/>nex = nx;</text:p>
      <text:p text:style-name="P8"><text:soft-page-break/><text:s text:c="12"/>pre = pr;</text:p>
      <text:p text:style-name="P8"><text:s text:c="12"/>val = v; <text:s text:c="7"/>}}</text:p>
      <text:p text:style-name="P14"><text:span text:style-name="T19"><text:s text:c="4"/></text:span><text:span text:style-name="T22">public</text:span><text:span text:style-name="T19"> </text:span><text:span text:style-name="T22">class</text:span><text:span text:style-name="T19"> </text:span><text:span text:style-name="T23">Program</text:span><text:span text:style-name="T19"> <text:s text:c="3"/>{</text:span></text:p>
      <text:p text:style-name="P14"><text:span text:style-name="T19"><text:s text:c="8"/></text:span><text:span text:style-name="T22">public</text:span><text:span text:style-name="T19"> </text:span><text:span text:style-name="T22">static</text:span><text:span text:style-name="T19"> </text:span><text:span text:style-name="T22">void</text:span><text:span text:style-name="T19"> Main(</text:span><text:span text:style-name="T22">string</text:span><text:span text:style-name="T19">[] args) <text:s text:c="7"/>{</text:span></text:p>
      <text:p text:style-name="P14"><text:span text:style-name="T19"><text:s text:c="12"/>StOp op1 = </text:span><text:span text:style-name="T22">new</text:span><text:span text:style-name="T19"> StOp();</text:span></text:p>
      <text:p text:style-name="P8"><text:s text:c="12"/>op1.CreateRoundSymbList(op1);</text:p>
      <text:p text:style-name="P14"><text:span text:style-name="T19"><text:s text:c="12"/>StOp op2 = </text:span><text:span text:style-name="T22">new</text:span><text:span text:style-name="T19"> StOp();</text:span></text:p>
      <text:p text:style-name="P14"><text:span text:style-name="T19"><text:s text:c="12"/>op1.Clone(op1, op2); <text:s text:c="7"/>} <text:s text:c="3"/>}</text:span></text:p>
      <text:p text:style-name="P12"><text:span text:style-name="T5">Приложение 1.2</text:span></text:p>
      <text:p text:style-name="P9"><text:span text:style-name="T5">Тест задания 1</text:span></text:p>
      <text:p text:style-name="P9"><draw:frame draw:style-name="fr2" draw:name="Графический объект3" text:anchor-type="paragraph" svg:x="1.131cm" svg:y="0.079cm" svg:width="3.097cm" svg:height="3.254cm" draw:z-index="1"><draw:image xlink:href="Pictures/2000000700000BE400000CB7D5ECDD06.svm" xlink:type="simple" xlink:show="embed" xlink:actuate="onLoad"/></draw:frame><draw:frame draw:style-name="fr2" draw:name="Графический объект2" text:anchor-type="paragraph" svg:x="4.438cm" svg:y="0.079cm" svg:width="6.061cm" svg:height="2.224cm" draw:z-index="2"><draw:image xlink:href="Pictures/20000007000017AC000008B0AFEBB2A9.svm" xlink:type="simple" xlink:show="embed" xlink:actuate="onLoad"/></draw:frame><draw:frame draw:style-name="fr2" draw:name="Графический объект4" text:anchor-type="paragraph" svg:x="10.497cm" svg:y="0cm" svg:width="6.405cm" svg:height="3.069cm" draw:z-index="3"><draw:image xlink:href="Pictures/200000070000190400000BFEF73CD72B.svm" xlink:type="simple" xlink:show="embed" xlink:actuate="onLoad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><text:s/></text:span><text:span text:style-name="T13"><text:s text:c="12"/></text:span></text:p>
      <text:p text:style-name="P11"><text:span text:style-name="T12">З</text:span><text:span text:style-name="T6">адание на защит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Tahoma" svg:font-family="Tahoma, Verdana, Arial, Helvetica, sans-serif"/>
    <style:font-face style:name="Times New Roman1" svg:font-family="'Times New Roman', serif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141</meta:editing-cycles>
    <meta:print-date>2019-02-25T16:45:00</meta:print-date>
    <meta:creation-date>2019-04-02T15:10:00</meta:creation-date>
    <dc:date>2019-09-04T20:43:21.54</dc:date>
    <meta:editing-duration>PT1H53M43S</meta:editing-duration>
    <meta:generator>OpenOffice/4.1.6$Win32 OpenOffice.org_project/416m1$Build-9790</meta:generator>
    <meta:document-statistic meta:table-count="0" meta:image-count="4" meta:object-count="0" meta:page-count="5" meta:paragraph-count="80" meta:word-count="414" meta:character-count="37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